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ne" table:style-name="ta1">
        <table:shapes>
          <draw:frame draw:z-index="0" draw:style-name="gr1" draw:text-style-name="P1" svg:width="15.999cm" svg:height="8.999cm" svg:x="22.996cm" svg:y="0.127cm">
            <draw:object draw:notify-on-update-of-ranges="Rene.A1:Rene.A1 Rene.B1:Rene.G1 Rene.A2:Rene.A2 Rene.B2:Rene.G2 Rene.A3:Rene.A3 Rene.B3:Rene.G3 Rene.A4:Rene.A4 Rene.B4:Rene.G4 Rene.A5:Rene.A5 Rene.B5:Rene.G5 Rene.A6:Rene.A6 Rene.B6:Rene.G6 Rene.A7:Rene.A7 Rene.B7:Rene.G7 Rene.A8:Rene.A8 Rene.B8:Rene.G8 Rene.A9:Rene.A9 Rene.B9:Rene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998cm" svg:y="9.15cm">
            <draw:object draw:notify-on-update-of-ranges="Rene.A12:Rene.A12 Rene.B12:Rene.G12 Rene.A13:Rene.A13 Rene.B13:Rene.G13 Rene.A14:Rene.A14 Rene.B14:Rene.G14 Rene.A15:Rene.A15 Rene.B15:Rene.G15 Rene.A16:Rene.A16 Rene.B16:Rene.G16 Rene.A17:Rene.A17 Rene.B17:Rene.G17 Rene.A18:Rene.A18 Rene.B18:Rene.G18 Rene.A19:Rene.A19 Rene.B19:Rene.G19 Rene.A20:Rene.A20 Rene.B20:Rene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5cm" svg:y="17.807cm">
            <draw:object draw:notify-on-update-of-ranges="Rene.A23:Rene.A23 Rene.B23:Rene.G23 Rene.A24:Rene.A24 Rene.B24:Rene.G24 Rene.A25:Rene.A25 Rene.B25:Rene.G25 Rene.A26:Rene.A26 Rene.B26:Rene.G26 Rene.A27:Rene.A27 Rene.B27:Rene.G27 Rene.A28:Rene.A28 Rene.B28:Rene.G28 Rene.A29:Rene.A29 Rene.B29:Rene.G29 Rene.A30:Rene.A30 Rene.B30:Rene.G30 Rene.A31:Rene.A31 Rene.B31:Rene.G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3cm" svg:height="9.004cm" svg:x="22.971cm" svg:y="26.855cm">
            <draw:object draw:notify-on-update-of-ranges="Rene.A34:Rene.A34 Rene.B34:Rene.G34 Rene.A35:Rene.A35 Rene.B35:Rene.G35 Rene.A36:Rene.A36 Rene.B36:Rene.G36 Rene.A37:Rene.A37 Rene.B37:Rene.G37 Rene.A38:Rene.A38 Rene.B38:Rene.G38 Rene.A39:Rene.A39 Rene.B39:Rene.G39 Rene.A40:Rene.A40 Rene.B40:Rene.G40 Rene.A41:Rene.A41 Rene.B41:Rene.G41 Rene.A42:Rene.A42 Rene.B42:Rene.G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Fmeasure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835407" calcext:value-type="float">
            <text:p>0,835407</text:p>
          </table:table-cell>
          <table:table-cell office:value-type="float" office:value="0.835186" calcext:value-type="float">
            <text:p>0,835186</text:p>
          </table:table-cell>
          <table:table-cell office:value-type="float" office:value="0.83498" calcext:value-type="float">
            <text:p>0,83498</text:p>
          </table:table-cell>
          <table:table-cell office:value-type="float" office:value="0.834541" calcext:value-type="float">
            <text:p>0,834541</text:p>
          </table:table-cell>
          <table:table-cell office:value-type="float" office:value="0.835019" calcext:value-type="float">
            <text:p>0,835019</text:p>
          </table:table-cell>
          <table:table-cell table:formula="of:=AVERAGE([.B2:.F2])" office:value-type="float" office:value="0.8350266" calcext:value-type="float">
            <text:p>0,8350266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770087" calcext:value-type="float">
            <text:p>0,770087</text:p>
          </table:table-cell>
          <table:table-cell office:value-type="float" office:value="0.794909" calcext:value-type="float">
            <text:p>0,794909</text:p>
          </table:table-cell>
          <table:table-cell office:value-type="float" office:value="0.788092" calcext:value-type="float">
            <text:p>0,788092</text:p>
          </table:table-cell>
          <table:table-cell office:value-type="float" office:value="0.769674" calcext:value-type="float">
            <text:p>0,769674</text:p>
          </table:table-cell>
          <table:table-cell office:value-type="float" office:value="0.780957" calcext:value-type="float">
            <text:p>0,780957</text:p>
          </table:table-cell>
          <table:table-cell table:formula="of:=AVERAGE([.B3:.F3])" office:value-type="float" office:value="0.7807438" calcext:value-type="float">
            <text:p>0,7807438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699081" calcext:value-type="float">
            <text:p>0,699081</text:p>
          </table:table-cell>
          <table:table-cell office:value-type="float" office:value="0.742127" calcext:value-type="float">
            <text:p>0,742127</text:p>
          </table:table-cell>
          <table:table-cell office:value-type="float" office:value="0.612088" calcext:value-type="float">
            <text:p>0,612088</text:p>
          </table:table-cell>
          <table:table-cell office:value-type="float" office:value="0.678246" calcext:value-type="float">
            <text:p>0,678246</text:p>
          </table:table-cell>
          <table:table-cell office:value-type="float" office:value="0.556491" calcext:value-type="float">
            <text:p>0,556491</text:p>
          </table:table-cell>
          <table:table-cell table:formula="of:=AVERAGE([.B4:.F4])" office:value-type="float" office:value="0.6576066" calcext:value-type="float">
            <text:p>0,6576066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table:number-columns-repeated="5" office:value-type="float" office:value="0.181818" calcext:value-type="float">
            <text:p>0,181818</text:p>
          </table:table-cell>
          <table:table-cell table:formula="of:=AVERAGE([.B5:.F5])" office:value-type="float" office:value="0.181818" calcext:value-type="float">
            <text:p>0,181818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.820693" calcext:value-type="float">
            <text:p>0,820693</text:p>
          </table:table-cell>
          <table:table-cell office:value-type="float" office:value="0.820951" calcext:value-type="float">
            <text:p>0,820951</text:p>
          </table:table-cell>
          <table:table-cell table:number-columns-repeated="2" office:value-type="float" office:value="0.819821" calcext:value-type="float">
            <text:p>0,819821</text:p>
          </table:table-cell>
          <table:table-cell office:value-type="float" office:value="0.820299" calcext:value-type="float">
            <text:p>0,820299</text:p>
          </table:table-cell>
          <table:table-cell table:formula="of:=AVERAGE([.B6:.F6])" office:value-type="float" office:value="0.820317" calcext:value-type="float">
            <text:p>0,820317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794167" calcext:value-type="float">
            <text:p>0,794167</text:p>
          </table:table-cell>
          <table:table-cell office:value-type="float" office:value="0.806113" calcext:value-type="float">
            <text:p>0,806113</text:p>
          </table:table-cell>
          <table:table-cell office:value-type="float" office:value="0.768009" calcext:value-type="float">
            <text:p>0,768009</text:p>
          </table:table-cell>
          <table:table-cell office:value-type="float" office:value="0.807145" calcext:value-type="float">
            <text:p>0,807145</text:p>
          </table:table-cell>
          <table:table-cell office:value-type="float" office:value="0.784015" calcext:value-type="float">
            <text:p>0,784015</text:p>
          </table:table-cell>
          <table:table-cell table:formula="of:=AVERAGE([.B7:.F7])" office:value-type="float" office:value="0.7918898" calcext:value-type="float">
            <text:p>0,7918898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834154" calcext:value-type="float">
            <text:p>0,834154</text:p>
          </table:table-cell>
          <table:table-cell office:value-type="float" office:value="0.836201" calcext:value-type="float">
            <text:p>0,836201</text:p>
          </table:table-cell>
          <table:table-cell office:value-type="float" office:value="0.835082" calcext:value-type="float">
            <text:p>0,835082</text:p>
          </table:table-cell>
          <table:table-cell office:value-type="float" office:value="0.835025" calcext:value-type="float">
            <text:p>0,835025</text:p>
          </table:table-cell>
          <table:table-cell office:value-type="float" office:value="0.837041" calcext:value-type="float">
            <text:p>0,837041</text:p>
          </table:table-cell>
          <table:table-cell table:formula="of:=AVERAGE([.B8:.F8])" office:value-type="float" office:value="0.8355006" calcext:value-type="float">
            <text:p>0,8355006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804926" calcext:value-type="float">
            <text:p>0,804926</text:p>
          </table:table-cell>
          <table:table-cell office:value-type="float" office:value="0.815418" calcext:value-type="float">
            <text:p>0,815418</text:p>
          </table:table-cell>
          <table:table-cell office:value-type="float" office:value="0.817161" calcext:value-type="float">
            <text:p>0,817161</text:p>
          </table:table-cell>
          <table:table-cell office:value-type="float" office:value="0.81756" calcext:value-type="float">
            <text:p>0,81756</text:p>
          </table:table-cell>
          <table:table-cell office:value-type="float" office:value="0.616281" calcext:value-type="float">
            <text:p>0,616281</text:p>
          </table:table-cell>
          <table:table-cell table:formula="of:=AVERAGE([.B9:.F9])" office:value-type="float" office:value="0.7742692" calcext:value-type="float">
            <text:p>0,7742692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670234" calcext:value-type="float">
            <text:p>0,670234</text:p>
          </table:table-cell>
          <table:table-cell office:value-type="float" office:value="0.670274" calcext:value-type="float">
            <text:p>0,670274</text:p>
          </table:table-cell>
          <table:table-cell office:value-type="float" office:value="0.668677" calcext:value-type="float">
            <text:p>0,668677</text:p>
          </table:table-cell>
          <table:table-cell office:value-type="float" office:value="0.668005" calcext:value-type="float">
            <text:p>0,668005</text:p>
          </table:table-cell>
          <table:table-cell office:value-type="float" office:value="0.668611" calcext:value-type="float">
            <text:p>0,668611</text:p>
          </table:table-cell>
          <table:table-cell table:formula="of:=AVERAGE([.B13:.F13])" office:value-type="float" office:value="0.6691602" calcext:value-type="float">
            <text:p>0,6691602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591832" calcext:value-type="float">
            <text:p>0,591832</text:p>
          </table:table-cell>
          <table:table-cell office:value-type="float" office:value="0.622176" calcext:value-type="float">
            <text:p>0,622176</text:p>
          </table:table-cell>
          <table:table-cell office:value-type="float" office:value="0.612328" calcext:value-type="float">
            <text:p>0,612328</text:p>
          </table:table-cell>
          <table:table-cell office:value-type="float" office:value="0.593339" calcext:value-type="float">
            <text:p>0,593339</text:p>
          </table:table-cell>
          <table:table-cell office:value-type="float" office:value="0.604765" calcext:value-type="float">
            <text:p>0,604765</text:p>
          </table:table-cell>
          <table:table-cell table:formula="of:=AVERAGE([.B14:.F14])" office:value-type="float" office:value="0.604888" calcext:value-type="float">
            <text:p>0,604888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525644" calcext:value-type="float">
            <text:p>0,525644</text:p>
          </table:table-cell>
          <table:table-cell office:value-type="float" office:value="0.571183" calcext:value-type="float">
            <text:p>0,571183</text:p>
          </table:table-cell>
          <table:table-cell office:value-type="float" office:value="0.402376" calcext:value-type="float">
            <text:p>0,402376</text:p>
          </table:table-cell>
          <table:table-cell office:value-type="float" office:value="0.489664" calcext:value-type="float">
            <text:p>0,489664</text:p>
          </table:table-cell>
          <table:table-cell office:value-type="float" office:value="0.344976" calcext:value-type="float">
            <text:p>0,344976</text:p>
          </table:table-cell>
          <table:table-cell table:formula="of:=AVERAGE([.B15:.F15])" office:value-type="float" office:value="0.4667686" calcext:value-type="float">
            <text:p>0,4667686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B16:.F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.652887" calcext:value-type="float">
            <text:p>0,652887</text:p>
          </table:table-cell>
          <table:table-cell office:value-type="float" office:value="0.652903" calcext:value-type="float">
            <text:p>0,652903</text:p>
          </table:table-cell>
          <table:table-cell table:number-columns-repeated="2" office:value-type="float" office:value="0.650651" calcext:value-type="float">
            <text:p>0,650651</text:p>
          </table:table-cell>
          <table:table-cell office:value-type="float" office:value="0.651281" calcext:value-type="float">
            <text:p>0,651281</text:p>
          </table:table-cell>
          <table:table-cell table:formula="of:=AVERAGE([.B17:.F17])" office:value-type="float" office:value="0.6516746" calcext:value-type="float">
            <text:p>0,6516746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619702" calcext:value-type="float">
            <text:p>0,619702</text:p>
          </table:table-cell>
          <table:table-cell office:value-type="float" office:value="0.636132" calcext:value-type="float">
            <text:p>0,636132</text:p>
          </table:table-cell>
          <table:table-cell office:value-type="float" office:value="0.591195" calcext:value-type="float">
            <text:p>0,591195</text:p>
          </table:table-cell>
          <table:table-cell office:value-type="float" office:value="0.638808" calcext:value-type="float">
            <text:p>0,638808</text:p>
          </table:table-cell>
          <table:table-cell office:value-type="float" office:value="0.607652" calcext:value-type="float">
            <text:p>0,607652</text:p>
          </table:table-cell>
          <table:table-cell table:formula="of:=AVERAGE([.B18:.F18])" office:value-type="float" office:value="0.6186978" calcext:value-type="float">
            <text:p>0,6186978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666933" calcext:value-type="float">
            <text:p>0,666933</text:p>
          </table:table-cell>
          <table:table-cell office:value-type="float" office:value="0.67013" calcext:value-type="float">
            <text:p>0,67013</text:p>
          </table:table-cell>
          <table:table-cell office:value-type="float" office:value="0.668697" calcext:value-type="float">
            <text:p>0,668697</text:p>
          </table:table-cell>
          <table:table-cell office:value-type="float" office:value="0.668779" calcext:value-type="float">
            <text:p>0,668779</text:p>
          </table:table-cell>
          <table:table-cell office:value-type="float" office:value="0.672808" calcext:value-type="float">
            <text:p>0,672808</text:p>
          </table:table-cell>
          <table:table-cell table:formula="of:=AVERAGE([.B19:.F19])" office:value-type="float" office:value="0.6694694" calcext:value-type="float">
            <text:p>0,6694694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641166" calcext:value-type="float">
            <text:p>0,641166</text:p>
          </table:table-cell>
          <table:table-cell office:value-type="float" office:value="0.654696" calcext:value-type="float">
            <text:p>0,654696</text:p>
          </table:table-cell>
          <table:table-cell office:value-type="float" office:value="0.654975" calcext:value-type="float">
            <text:p>0,654975</text:p>
          </table:table-cell>
          <table:table-cell office:value-type="float" office:value="0.654173" calcext:value-type="float">
            <text:p>0,654173</text:p>
          </table:table-cell>
          <table:table-cell office:value-type="float" office:value="0.444088" calcext:value-type="float">
            <text:p>0,444088</text:p>
          </table:table-cell>
          <table:table-cell table:formula="of:=AVERAGE([.B20:.F20])" office:value-type="float" office:value="0.6098196" calcext:value-type="float">
            <text:p>0,6098196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. Ao centro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2044792.005562" calcext:value-type="float">
            <text:p>2044792,005562</text:p>
          </table:table-cell>
          <table:table-cell office:value-type="float" office:value="2029068.0052" calcext:value-type="float">
            <text:p>2029068,0052</text:p>
          </table:table-cell>
          <table:table-cell office:value-type="float" office:value="2040830.830582" calcext:value-type="float">
            <text:p>2040830,830582</text:p>
          </table:table-cell>
          <table:table-cell office:value-type="float" office:value="2042204.798922" calcext:value-type="float">
            <text:p>2042204,798922</text:p>
          </table:table-cell>
          <table:table-cell office:value-type="float" office:value="2042602.903422" calcext:value-type="float">
            <text:p>2042602,903422</text:p>
          </table:table-cell>
          <table:table-cell table:formula="of:=AVERAGE([.B24:.F24])" office:value-type="float" office:value="2039899.7087376" calcext:value-type="float">
            <text:p>2039899,7087376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2292001.21511" calcext:value-type="float">
            <text:p>2292001,21511</text:p>
          </table:table-cell>
          <table:table-cell office:value-type="float" office:value="2319890.579715" calcext:value-type="float">
            <text:p>2319890,579715</text:p>
          </table:table-cell>
          <table:table-cell office:value-type="float" office:value="2255342.82531" calcext:value-type="float">
            <text:p>2255342,82531</text:p>
          </table:table-cell>
          <table:table-cell office:value-type="float" office:value="2263579.242392" calcext:value-type="float">
            <text:p>2263579,242392</text:p>
          </table:table-cell>
          <table:table-cell office:value-type="float" office:value="2322649.365281" calcext:value-type="float">
            <text:p>2322649,365281</text:p>
          </table:table-cell>
          <table:table-cell table:formula="of:=AVERAGE([.B25:.F25])" office:value-type="float" office:value="2290692.6455616" calcext:value-type="float">
            <text:p>2290692,6455616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3706198.099426" calcext:value-type="float">
            <text:p>3706198,099426</text:p>
          </table:table-cell>
          <table:table-cell office:value-type="float" office:value="2460761.566199" calcext:value-type="float">
            <text:p>2460761,566199</text:p>
          </table:table-cell>
          <table:table-cell office:value-type="float" office:value="2740116.918596" calcext:value-type="float">
            <text:p>2740116,918596</text:p>
          </table:table-cell>
          <table:table-cell office:value-type="float" office:value="2624933.652019" calcext:value-type="float">
            <text:p>2624933,652019</text:p>
          </table:table-cell>
          <table:table-cell office:value-type="float" office:value="3084393.126778" calcext:value-type="float">
            <text:p>3084393,126778</text:p>
          </table:table-cell>
          <table:table-cell table:formula="of:=AVERAGE([.B26:.F26])" office:value-type="float" office:value="2923280.6726036" calcext:value-type="float">
            <text:p>2923280,6726036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table:number-columns-repeated="5" office:value-type="float" office:value="6966675.680113" calcext:value-type="float">
            <text:p>6966675,680113</text:p>
          </table:table-cell>
          <table:table-cell table:formula="of:=AVERAGE([.B27:.F27])" office:value-type="float" office:value="6966675.680113" calcext:value-type="float">
            <text:p>6966675,680113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2056678.944383" calcext:value-type="float">
            <text:p>2056678,944383</text:p>
          </table:table-cell>
          <table:table-cell office:value-type="float" office:value="2054735.305373" calcext:value-type="float">
            <text:p>2054735,305373</text:p>
          </table:table-cell>
          <table:table-cell table:number-columns-repeated="2" office:value-type="float" office:value="2054114.863085" calcext:value-type="float">
            <text:p>2054114,863085</text:p>
          </table:table-cell>
          <table:table-cell office:value-type="float" office:value="2054507.115851" calcext:value-type="float">
            <text:p>2054507,115851</text:p>
          </table:table-cell>
          <table:table-cell table:formula="of:=AVERAGE([.B28:.F28])" office:value-type="float" office:value="2054830.2183554" calcext:value-type="float">
            <text:p>2054830,2183554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2273031.501192" calcext:value-type="float">
            <text:p>2273031,501192</text:p>
          </table:table-cell>
          <table:table-cell office:value-type="float" office:value="2398962.964114" calcext:value-type="float">
            <text:p>2398962,964114</text:p>
          </table:table-cell>
          <table:table-cell office:value-type="float" office:value="2254535.019327" calcext:value-type="float">
            <text:p>2254535,019327</text:p>
          </table:table-cell>
          <table:table-cell office:value-type="float" office:value="2191464.652874" calcext:value-type="float">
            <text:p>2191464,652874</text:p>
          </table:table-cell>
          <table:table-cell office:value-type="float" office:value="2411896.299337" calcext:value-type="float">
            <text:p>2411896,299337</text:p>
          </table:table-cell>
          <table:table-cell table:formula="of:=AVERAGE([.B29:.F29])" office:value-type="float" office:value="2305978.0873688" calcext:value-type="float">
            <text:p>2305978,0873688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2042215.334705" calcext:value-type="float">
            <text:p>2042215,334705</text:p>
          </table:table-cell>
          <table:table-cell office:value-type="float" office:value="2048077.47769" calcext:value-type="float">
            <text:p>2048077,47769</text:p>
          </table:table-cell>
          <table:table-cell office:value-type="float" office:value="2042164.908805" calcext:value-type="float">
            <text:p>2042164,908805</text:p>
          </table:table-cell>
          <table:table-cell office:value-type="float" office:value="2041922.48951" calcext:value-type="float">
            <text:p>2041922,48951</text:p>
          </table:table-cell>
          <table:table-cell office:value-type="float" office:value="2045631.425018" calcext:value-type="float">
            <text:p>2045631,425018</text:p>
          </table:table-cell>
          <table:table-cell table:formula="of:=AVERAGE([.B30:.F30])" office:value-type="float" office:value="2044002.3271456" calcext:value-type="float">
            <text:p>2044002,3271456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2027185.807079" calcext:value-type="float">
            <text:p>2027185,807079</text:p>
          </table:table-cell>
          <table:table-cell office:value-type="float" office:value="2037453.260367" calcext:value-type="float">
            <text:p>2037453,260367</text:p>
          </table:table-cell>
          <table:table-cell office:value-type="float" office:value="2032400.722976" calcext:value-type="float">
            <text:p>2032400,722976</text:p>
          </table:table-cell>
          <table:table-cell office:value-type="float" office:value="2034769.8233" calcext:value-type="float">
            <text:p>2034769,8233</text:p>
          </table:table-cell>
          <table:table-cell office:value-type="float" office:value="3592981.897182" calcext:value-type="float">
            <text:p>3592981,897182</text:p>
          </table:table-cell>
          <table:table-cell table:formula="of:=AVERAGE([.B31:.F31])" office:value-type="float" office:value="2344958.3021808" calcext:value-type="float">
            <text:p>2344958,3021808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hueta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201813" calcext:value-type="float">
            <text:p>0,201813</text:p>
          </table:table-cell>
          <table:table-cell office:value-type="float" office:value="0.121098" calcext:value-type="float">
            <text:p>0,121098</text:p>
          </table:table-cell>
          <table:table-cell office:value-type="float" office:value="0.182488" calcext:value-type="float">
            <text:p>0,182488</text:p>
          </table:table-cell>
          <table:table-cell office:value-type="float" office:value="0.202394" calcext:value-type="float">
            <text:p>0,202394</text:p>
          </table:table-cell>
          <table:table-cell office:value-type="float" office:value="0.202536" calcext:value-type="float">
            <text:p>0,202536</text:p>
          </table:table-cell>
          <table:table-cell table:formula="of:=AVERAGE([.B35:.F35])" office:value-type="float" office:value="0.1820658" calcext:value-type="float">
            <text:p>0,1820658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138349" calcext:value-type="float">
            <text:p>0,138349</text:p>
          </table:table-cell>
          <table:table-cell office:value-type="float" office:value="0.150969" calcext:value-type="float">
            <text:p>0,150969</text:p>
          </table:table-cell>
          <table:table-cell office:value-type="float" office:value="0.159511" calcext:value-type="float">
            <text:p>0,159511</text:p>
          </table:table-cell>
          <table:table-cell office:value-type="float" office:value="0.142697" calcext:value-type="float">
            <text:p>0,142697</text:p>
          </table:table-cell>
          <table:table-cell office:value-type="float" office:value="0.129175" calcext:value-type="float">
            <text:p>0,129175</text:p>
          </table:table-cell>
          <table:table-cell table:formula="of:=AVERAGE([.B36:.F36])" office:value-type="float" office:value="0.1441402" calcext:value-type="float">
            <text:p>0,1441402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051919" calcext:value-type="float">
            <text:p>0,051919</text:p>
          </table:table-cell>
          <table:table-cell office:value-type="float" office:value="0.100685" calcext:value-type="float">
            <text:p>0,100685</text:p>
          </table:table-cell>
          <table:table-cell office:value-type="float" office:value="0.045373" calcext:value-type="float">
            <text:p>0,045373</text:p>
          </table:table-cell>
          <table:table-cell office:value-type="float" office:value="0.067493" calcext:value-type="float">
            <text:p>0,067493</text:p>
          </table:table-cell>
          <table:table-cell office:value-type="float" office:value="0.01587" calcext:value-type="float">
            <text:p>0,01587</text:p>
          </table:table-cell>
          <table:table-cell table:formula="of:=AVERAGE([.B37:.F37])" office:value-type="float" office:value="0.056268" calcext:value-type="float">
            <text:p>0,056268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table:number-columns-repeated="5" office:value-type="string" calcext:value-type="string">
            <text:p>-nan</text:p>
          </table:table-cell>
          <table:table-cell table:formula="of:=AVERAGE([.B38:.F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.182158" calcext:value-type="float">
            <text:p>0,182158</text:p>
          </table:table-cell>
          <table:table-cell office:value-type="float" office:value="0.183535" calcext:value-type="float">
            <text:p>0,183535</text:p>
          </table:table-cell>
          <table:table-cell table:number-columns-repeated="2" office:value-type="float" office:value="0.183165" calcext:value-type="float">
            <text:p>0,183165</text:p>
          </table:table-cell>
          <table:table-cell office:value-type="float" office:value="0.183397" calcext:value-type="float">
            <text:p>0,183397</text:p>
          </table:table-cell>
          <table:table-cell table:formula="of:=AVERAGE([.B39:.F39])" office:value-type="float" office:value="0.183084" calcext:value-type="float">
            <text:p>0,183084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155196" calcext:value-type="float">
            <text:p>0,155196</text:p>
          </table:table-cell>
          <table:table-cell office:value-type="float" office:value="0.136007" calcext:value-type="float">
            <text:p>0,136007</text:p>
          </table:table-cell>
          <table:table-cell office:value-type="float" office:value="0.149259" calcext:value-type="float">
            <text:p>0,149259</text:p>
          </table:table-cell>
          <table:table-cell office:value-type="float" office:value="0.164964" calcext:value-type="float">
            <text:p>0,164964</text:p>
          </table:table-cell>
          <table:table-cell office:value-type="float" office:value="0.119258" calcext:value-type="float">
            <text:p>0,119258</text:p>
          </table:table-cell>
          <table:table-cell table:formula="of:=AVERAGE([.B40:.F40])" office:value-type="float" office:value="0.1449368" calcext:value-type="float">
            <text:p>0,1449368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202556" calcext:value-type="float">
            <text:p>0,202556</text:p>
          </table:table-cell>
          <table:table-cell office:value-type="float" office:value="0.202567" calcext:value-type="float">
            <text:p>0,202567</text:p>
          </table:table-cell>
          <table:table-cell office:value-type="float" office:value="0.202602" calcext:value-type="float">
            <text:p>0,202602</text:p>
          </table:table-cell>
          <table:table-cell office:value-type="float" office:value="0.20266" calcext:value-type="float">
            <text:p>0,20266</text:p>
          </table:table-cell>
          <table:table-cell office:value-type="float" office:value="0.201743" calcext:value-type="float">
            <text:p>0,201743</text:p>
          </table:table-cell>
          <table:table-cell table:formula="of:=AVERAGE([.B41:.F41])" office:value-type="float" office:value="0.2024256" calcext:value-type="float">
            <text:p>0,2024256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206535" calcext:value-type="float">
            <text:p>0,206535</text:p>
          </table:table-cell>
          <table:table-cell office:value-type="float" office:value="0.21332" calcext:value-type="float">
            <text:p>0,21332</text:p>
          </table:table-cell>
          <table:table-cell office:value-type="float" office:value="0.215646" calcext:value-type="float">
            <text:p>0,215646</text:p>
          </table:table-cell>
          <table:table-cell office:value-type="float" office:value="0.212635" calcext:value-type="float">
            <text:p>0,212635</text:p>
          </table:table-cell>
          <table:table-cell office:value-type="string" calcext:value-type="string">
            <text:p>-nan</text:p>
          </table:table-cell>
          <table:table-cell table:formula="of:=AVERAGE([.B42:.F42])" office:value-type="float" office:value="0.212034" calcext:value-type="float">
            <text:p>0,21203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8:10:44.056494021</meta:creation-date>
    <dc:date>2020-02-17T18:19:09.237257042</dc:date>
    <meta:editing-duration>PT8M25S</meta:editing-duration>
    <meta:editing-cycles>2</meta:editing-cycles>
    <meta:generator>LibreOffice/6.3.4.2$Linux_X86_64 LibreOffice_project/30$Build-2</meta:generator>
    <meta:document-statistic meta:table-count="1" meta:cell-count="256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Fmeasure</text:p>
        </chart:title>
        <chart:legend chart:legend-position="end" svg:x="11.64cm" svg:y="2.458cm" style:legend-expansion="high" chart:style-name="ch3"/>
        <chart:plot-area chart:style-name="ch4" table:cell-range-address="Rene.A1:Rene.G9" chart:data-source-has-labels="both" svg:x="0.32cm" svg:y="1.275cm" svg:width="11cm" svg:height="7.545cm">
          <chartooo:coordinate-region svg:x="1.047cm" svg:y="1.475cm" svg:width="9.808cm" svg:height="6.698cm"/>
          <chart:axis chart:dimension="x" chart:name="primary-x" chart:style-name="ch5" chartooo:axis-type="auto">
            <chartooo:date-scale/>
            <chart:categories table:cell-range-address="Rene.B1:Rene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2:Rene.G2" chart:label-cell-address="Rene.A2:Rene.A2" chart:class="chart:line">
            <chart:data-point chart:repeated="6"/>
          </chart:series>
          <chart:series chart:style-name="ch8" chart:values-cell-range-address="Rene.B3:Rene.G3" chart:label-cell-address="Rene.A3:Rene.A3" chart:class="chart:line">
            <chart:data-point chart:repeated="6"/>
          </chart:series>
          <chart:series chart:style-name="ch9" chart:values-cell-range-address="Rene.B4:Rene.G4" chart:label-cell-address="Rene.A4:Rene.A4" chart:class="chart:line">
            <chart:data-point chart:repeated="6"/>
          </chart:series>
          <chart:series chart:style-name="ch10" chart:values-cell-range-address="Rene.B5:Rene.G5" chart:label-cell-address="Rene.A5:Rene.A5" chart:class="chart:line">
            <chart:data-point chart:repeated="6"/>
          </chart:series>
          <chart:series chart:style-name="ch11" chart:values-cell-range-address="Rene.B6:Rene.G6" chart:label-cell-address="Rene.A6:Rene.A6" chart:class="chart:line">
            <chart:data-point chart:repeated="6"/>
          </chart:series>
          <chart:series chart:style-name="ch12" chart:values-cell-range-address="Rene.B7:Rene.G7" chart:label-cell-address="Rene.A7:Rene.A7" chart:class="chart:line">
            <chart:data-point chart:repeated="6"/>
          </chart:series>
          <chart:series chart:style-name="ch13" chart:values-cell-range-address="Rene.B8:Rene.G8" chart:label-cell-address="Rene.A8:Rene.A8" chart:class="chart:line">
            <chart:data-point chart:repeated="6"/>
          </chart:series>
          <chart:series chart:style-name="ch14" chart:values-cell-range-address="Rene.B9:Rene.G9" chart:label-cell-address="Rene.A9:Rene.A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1:Rene.G1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2:Rene.A2</svg:desc>
                </draw:g>
              </table:table-cell>
              <table:table-cell office:value-type="float" office:value="0.835407">
                <text:p>0.835407</text:p>
                <draw:g>
                  <svg:desc>Rene.B2:Rene.G2</svg:desc>
                </draw:g>
              </table:table-cell>
              <table:table-cell office:value-type="float" office:value="0.835186">
                <text:p>0.835186</text:p>
              </table:table-cell>
              <table:table-cell office:value-type="float" office:value="0.83498">
                <text:p>0.83498</text:p>
              </table:table-cell>
              <table:table-cell office:value-type="float" office:value="0.834541">
                <text:p>0.834541</text:p>
              </table:table-cell>
              <table:table-cell office:value-type="float" office:value="0.835019">
                <text:p>0.835019</text:p>
              </table:table-cell>
              <table:table-cell office:value-type="float" office:value="0.8350266">
                <text:p>0.8350266</text:p>
              </table:table-cell>
            </table:table-row>
            <table:table-row>
              <table:table-cell office:value-type="string">
                <text:p>CSPA</text:p>
                <draw:g>
                  <svg:desc>Rene.A3:Rene.A3</svg:desc>
                </draw:g>
              </table:table-cell>
              <table:table-cell office:value-type="float" office:value="0.770087">
                <text:p>0.770087</text:p>
                <draw:g>
                  <svg:desc>Rene.B3:Rene.G3</svg:desc>
                </draw:g>
              </table:table-cell>
              <table:table-cell office:value-type="float" office:value="0.794909">
                <text:p>0.794909</text:p>
              </table:table-cell>
              <table:table-cell office:value-type="float" office:value="0.788092">
                <text:p>0.788092</text:p>
              </table:table-cell>
              <table:table-cell office:value-type="float" office:value="0.769674">
                <text:p>0.769674</text:p>
              </table:table-cell>
              <table:table-cell office:value-type="float" office:value="0.780957">
                <text:p>0.780957</text:p>
              </table:table-cell>
              <table:table-cell office:value-type="float" office:value="0.7807438">
                <text:p>0.7807438</text:p>
              </table:table-cell>
            </table:table-row>
            <table:table-row>
              <table:table-cell office:value-type="string">
                <text:p>HGPA</text:p>
                <draw:g>
                  <svg:desc>Rene.A4:Rene.A4</svg:desc>
                </draw:g>
              </table:table-cell>
              <table:table-cell office:value-type="float" office:value="0.699081">
                <text:p>0.699081</text:p>
                <draw:g>
                  <svg:desc>Rene.B4:Rene.G4</svg:desc>
                </draw:g>
              </table:table-cell>
              <table:table-cell office:value-type="float" office:value="0.742127">
                <text:p>0.742127</text:p>
              </table:table-cell>
              <table:table-cell office:value-type="float" office:value="0.612088">
                <text:p>0.612088</text:p>
              </table:table-cell>
              <table:table-cell office:value-type="float" office:value="0.678246">
                <text:p>0.678246</text:p>
              </table:table-cell>
              <table:table-cell office:value-type="float" office:value="0.556491">
                <text:p>0.556491</text:p>
              </table:table-cell>
              <table:table-cell office:value-type="float" office:value="0.6576066">
                <text:p>0.6576066</text:p>
              </table:table-cell>
            </table:table-row>
            <table:table-row>
              <table:table-cell office:value-type="string">
                <text:p>IVC</text:p>
                <draw:g>
                  <svg:desc>Rene.A5:Rene.A5</svg:desc>
                </draw:g>
              </table:table-cell>
              <table:table-cell office:value-type="float" office:value="0.181818">
                <text:p>0.181818</text:p>
                <draw:g>
                  <svg:desc>Rene.B5:Rene.G5</svg:desc>
                </draw:g>
              </table:table-cell>
              <table:table-cell office:value-type="float" office:value="0.181818">
                <text:p>0.181818</text:p>
              </table:table-cell>
              <table:table-cell office:value-type="float" office:value="0.181818">
                <text:p>0.181818</text:p>
              </table:table-cell>
              <table:table-cell office:value-type="float" office:value="0.181818">
                <text:p>0.181818</text:p>
              </table:table-cell>
              <table:table-cell office:value-type="float" office:value="0.181818">
                <text:p>0.181818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LWEA+Aggregation</text:p>
                <draw:g>
                  <svg:desc>Rene.A6:Rene.A6</svg:desc>
                </draw:g>
              </table:table-cell>
              <table:table-cell office:value-type="float" office:value="0.820693">
                <text:p>0.820693</text:p>
                <draw:g>
                  <svg:desc>Rene.B6:Rene.G6</svg:desc>
                </draw:g>
              </table:table-cell>
              <table:table-cell office:value-type="float" office:value="0.820951">
                <text:p>0.820951</text:p>
              </table:table-cell>
              <table:table-cell office:value-type="float" office:value="0.819821">
                <text:p>0.819821</text:p>
              </table:table-cell>
              <table:table-cell office:value-type="float" office:value="0.819821">
                <text:p>0.819821</text:p>
              </table:table-cell>
              <table:table-cell office:value-type="float" office:value="0.820299">
                <text:p>0.820299</text:p>
              </table:table-cell>
              <table:table-cell office:value-type="float" office:value="0.820317">
                <text:p>0.820317</text:p>
              </table:table-cell>
            </table:table-row>
            <table:table-row>
              <table:table-cell office:value-type="string">
                <text:p>LWEA+CSPA</text:p>
                <draw:g>
                  <svg:desc>Rene.A7:Rene.A7</svg:desc>
                </draw:g>
              </table:table-cell>
              <table:table-cell office:value-type="float" office:value="0.794167">
                <text:p>0.794167</text:p>
                <draw:g>
                  <svg:desc>Rene.B7:Rene.G7</svg:desc>
                </draw:g>
              </table:table-cell>
              <table:table-cell office:value-type="float" office:value="0.806113">
                <text:p>0.806113</text:p>
              </table:table-cell>
              <table:table-cell office:value-type="float" office:value="0.768009">
                <text:p>0.768009</text:p>
              </table:table-cell>
              <table:table-cell office:value-type="float" office:value="0.807145">
                <text:p>0.807145</text:p>
              </table:table-cell>
              <table:table-cell office:value-type="float" office:value="0.784015">
                <text:p>0.784015</text:p>
              </table:table-cell>
              <table:table-cell office:value-type="float" office:value="0.7918898">
                <text:p>0.7918898</text:p>
              </table:table-cell>
            </table:table-row>
            <table:table-row>
              <table:table-cell office:value-type="string">
                <text:p>MCLA</text:p>
                <draw:g>
                  <svg:desc>Rene.A8:Rene.A8</svg:desc>
                </draw:g>
              </table:table-cell>
              <table:table-cell office:value-type="float" office:value="0.834154">
                <text:p>0.834154</text:p>
                <draw:g>
                  <svg:desc>Rene.B8:Rene.G8</svg:desc>
                </draw:g>
              </table:table-cell>
              <table:table-cell office:value-type="float" office:value="0.836201">
                <text:p>0.836201</text:p>
              </table:table-cell>
              <table:table-cell office:value-type="float" office:value="0.835082">
                <text:p>0.835082</text:p>
              </table:table-cell>
              <table:table-cell office:value-type="float" office:value="0.835025">
                <text:p>0.835025</text:p>
              </table:table-cell>
              <table:table-cell office:value-type="float" office:value="0.837041">
                <text:p>0.837041</text:p>
              </table:table-cell>
              <table:table-cell office:value-type="float" office:value="0.8355006">
                <text:p>0.8355006</text:p>
              </table:table-cell>
            </table:table-row>
            <table:table-row>
              <table:table-cell office:value-type="string">
                <text:p>Média ensemble</text:p>
                <draw:g>
                  <svg:desc>Rene.A9:Rene.A9</svg:desc>
                </draw:g>
              </table:table-cell>
              <table:table-cell office:value-type="float" office:value="0.804926">
                <text:p>0.804926</text:p>
                <draw:g>
                  <svg:desc>Rene.B9:Rene.G9</svg:desc>
                </draw:g>
              </table:table-cell>
              <table:table-cell office:value-type="float" office:value="0.815418">
                <text:p>0.815418</text:p>
              </table:table-cell>
              <table:table-cell office:value-type="float" office:value="0.817161">
                <text:p>0.817161</text:p>
              </table:table-cell>
              <table:table-cell office:value-type="float" office:value="0.81756">
                <text:p>0.81756</text:p>
              </table:table-cell>
              <table:table-cell office:value-type="float" office:value="0.616281">
                <text:p>0.616281</text:p>
              </table:table-cell>
              <table:table-cell office:value-type="float" office:value="0.7742692">
                <text:p>0.7742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46cm" svg:y="0.316cm" chart:style-name="ch2">
          <text:p>ARI</text:p>
        </chart:title>
        <chart:legend chart:legend-position="end" svg:x="11.64cm" svg:y="2.458cm" style:legend-expansion="high" chart:style-name="ch3"/>
        <chart:plot-area chart:style-name="ch4" table:cell-range-address="Rene.A12:Rene.G20" chart:data-source-has-labels="both" svg:x="0.32cm" svg:y="1.275cm" svg:width="11cm" svg:height="7.545cm">
          <chartooo:coordinate-region svg:x="1.047cm" svg:y="1.474cm" svg:width="9.808cm" svg:height="6.699cm"/>
          <chart:axis chart:dimension="x" chart:name="primary-x" chart:style-name="ch5" chartooo:axis-type="auto">
            <chartooo:date-scale/>
            <chart:categories table:cell-range-address="Rene.B12:Rene.G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13:Rene.G13" chart:label-cell-address="Rene.A13:Rene.A13" chart:class="chart:line">
            <chart:data-point chart:repeated="6"/>
          </chart:series>
          <chart:series chart:style-name="ch8" chart:values-cell-range-address="Rene.B14:Rene.G14" chart:label-cell-address="Rene.A14:Rene.A14" chart:class="chart:line">
            <chart:data-point chart:repeated="6"/>
          </chart:series>
          <chart:series chart:style-name="ch9" chart:values-cell-range-address="Rene.B15:Rene.G15" chart:label-cell-address="Rene.A15:Rene.A15" chart:class="chart:line">
            <chart:data-point chart:repeated="6"/>
          </chart:series>
          <chart:series chart:style-name="ch10" chart:values-cell-range-address="Rene.B16:Rene.G16" chart:label-cell-address="Rene.A16:Rene.A16" chart:class="chart:line">
            <chart:data-point chart:repeated="6"/>
          </chart:series>
          <chart:series chart:style-name="ch11" chart:values-cell-range-address="Rene.B17:Rene.G17" chart:label-cell-address="Rene.A17:Rene.A17" chart:class="chart:line">
            <chart:data-point chart:repeated="6"/>
          </chart:series>
          <chart:series chart:style-name="ch12" chart:values-cell-range-address="Rene.B18:Rene.G18" chart:label-cell-address="Rene.A18:Rene.A18" chart:class="chart:line">
            <chart:data-point chart:repeated="6"/>
          </chart:series>
          <chart:series chart:style-name="ch13" chart:values-cell-range-address="Rene.B19:Rene.G19" chart:label-cell-address="Rene.A19:Rene.A19" chart:class="chart:line">
            <chart:data-point chart:repeated="6"/>
          </chart:series>
          <chart:series chart:style-name="ch14" chart:values-cell-range-address="Rene.B20:Rene.G20" chart:label-cell-address="Rene.A20:Rene.A2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12:Rene.G1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13:Rene.A13</svg:desc>
                </draw:g>
              </table:table-cell>
              <table:table-cell office:value-type="float" office:value="0.670234">
                <text:p>0.670234</text:p>
                <draw:g>
                  <svg:desc>Rene.B13:Rene.G13</svg:desc>
                </draw:g>
              </table:table-cell>
              <table:table-cell office:value-type="float" office:value="0.670274">
                <text:p>0.670274</text:p>
              </table:table-cell>
              <table:table-cell office:value-type="float" office:value="0.668677">
                <text:p>0.668677</text:p>
              </table:table-cell>
              <table:table-cell office:value-type="float" office:value="0.668005">
                <text:p>0.668005</text:p>
              </table:table-cell>
              <table:table-cell office:value-type="float" office:value="0.668611">
                <text:p>0.668611</text:p>
              </table:table-cell>
              <table:table-cell office:value-type="float" office:value="0.6691602">
                <text:p>0.6691602</text:p>
              </table:table-cell>
            </table:table-row>
            <table:table-row>
              <table:table-cell office:value-type="string">
                <text:p>CSPA</text:p>
                <draw:g>
                  <svg:desc>Rene.A14:Rene.A14</svg:desc>
                </draw:g>
              </table:table-cell>
              <table:table-cell office:value-type="float" office:value="0.591832">
                <text:p>0.591832</text:p>
                <draw:g>
                  <svg:desc>Rene.B14:Rene.G14</svg:desc>
                </draw:g>
              </table:table-cell>
              <table:table-cell office:value-type="float" office:value="0.622176">
                <text:p>0.622176</text:p>
              </table:table-cell>
              <table:table-cell office:value-type="float" office:value="0.612328">
                <text:p>0.612328</text:p>
              </table:table-cell>
              <table:table-cell office:value-type="float" office:value="0.593339">
                <text:p>0.593339</text:p>
              </table:table-cell>
              <table:table-cell office:value-type="float" office:value="0.604765">
                <text:p>0.604765</text:p>
              </table:table-cell>
              <table:table-cell office:value-type="float" office:value="0.604888">
                <text:p>0.604888</text:p>
              </table:table-cell>
            </table:table-row>
            <table:table-row>
              <table:table-cell office:value-type="string">
                <text:p>HGPA</text:p>
                <draw:g>
                  <svg:desc>Rene.A15:Rene.A15</svg:desc>
                </draw:g>
              </table:table-cell>
              <table:table-cell office:value-type="float" office:value="0.525644">
                <text:p>0.525644</text:p>
                <draw:g>
                  <svg:desc>Rene.B15:Rene.G15</svg:desc>
                </draw:g>
              </table:table-cell>
              <table:table-cell office:value-type="float" office:value="0.571183">
                <text:p>0.571183</text:p>
              </table:table-cell>
              <table:table-cell office:value-type="float" office:value="0.402376">
                <text:p>0.402376</text:p>
              </table:table-cell>
              <table:table-cell office:value-type="float" office:value="0.489664">
                <text:p>0.489664</text:p>
              </table:table-cell>
              <table:table-cell office:value-type="float" office:value="0.344976">
                <text:p>0.344976</text:p>
              </table:table-cell>
              <table:table-cell office:value-type="float" office:value="0.4667686">
                <text:p>0.4667686</text:p>
              </table:table-cell>
            </table:table-row>
            <table:table-row>
              <table:table-cell office:value-type="string">
                <text:p>IVC</text:p>
                <draw:g>
                  <svg:desc>Rene.A16:Rene.A16</svg:desc>
                </draw:g>
              </table:table-cell>
              <table:table-cell office:value-type="float" office:value="0">
                <text:p>0</text:p>
                <draw:g>
                  <svg:desc>Rene.B16:Rene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WEA+Aggregation</text:p>
                <draw:g>
                  <svg:desc>Rene.A17:Rene.A17</svg:desc>
                </draw:g>
              </table:table-cell>
              <table:table-cell office:value-type="float" office:value="0.652887">
                <text:p>0.652887</text:p>
                <draw:g>
                  <svg:desc>Rene.B17:Rene.G17</svg:desc>
                </draw:g>
              </table:table-cell>
              <table:table-cell office:value-type="float" office:value="0.652903">
                <text:p>0.652903</text:p>
              </table:table-cell>
              <table:table-cell office:value-type="float" office:value="0.650651">
                <text:p>0.650651</text:p>
              </table:table-cell>
              <table:table-cell office:value-type="float" office:value="0.650651">
                <text:p>0.650651</text:p>
              </table:table-cell>
              <table:table-cell office:value-type="float" office:value="0.651281">
                <text:p>0.651281</text:p>
              </table:table-cell>
              <table:table-cell office:value-type="float" office:value="0.6516746">
                <text:p>0.6516746</text:p>
              </table:table-cell>
            </table:table-row>
            <table:table-row>
              <table:table-cell office:value-type="string">
                <text:p>LWEA+CSPA</text:p>
                <draw:g>
                  <svg:desc>Rene.A18:Rene.A18</svg:desc>
                </draw:g>
              </table:table-cell>
              <table:table-cell office:value-type="float" office:value="0.619702">
                <text:p>0.619702</text:p>
                <draw:g>
                  <svg:desc>Rene.B18:Rene.G18</svg:desc>
                </draw:g>
              </table:table-cell>
              <table:table-cell office:value-type="float" office:value="0.636132">
                <text:p>0.636132</text:p>
              </table:table-cell>
              <table:table-cell office:value-type="float" office:value="0.591195">
                <text:p>0.591195</text:p>
              </table:table-cell>
              <table:table-cell office:value-type="float" office:value="0.638808">
                <text:p>0.638808</text:p>
              </table:table-cell>
              <table:table-cell office:value-type="float" office:value="0.607652">
                <text:p>0.607652</text:p>
              </table:table-cell>
              <table:table-cell office:value-type="float" office:value="0.6186978">
                <text:p>0.6186978</text:p>
              </table:table-cell>
            </table:table-row>
            <table:table-row>
              <table:table-cell office:value-type="string">
                <text:p>MCLA</text:p>
                <draw:g>
                  <svg:desc>Rene.A19:Rene.A19</svg:desc>
                </draw:g>
              </table:table-cell>
              <table:table-cell office:value-type="float" office:value="0.666933">
                <text:p>0.666933</text:p>
                <draw:g>
                  <svg:desc>Rene.B19:Rene.G19</svg:desc>
                </draw:g>
              </table:table-cell>
              <table:table-cell office:value-type="float" office:value="0.67013">
                <text:p>0.67013</text:p>
              </table:table-cell>
              <table:table-cell office:value-type="float" office:value="0.668697">
                <text:p>0.668697</text:p>
              </table:table-cell>
              <table:table-cell office:value-type="float" office:value="0.668779">
                <text:p>0.668779</text:p>
              </table:table-cell>
              <table:table-cell office:value-type="float" office:value="0.672808">
                <text:p>0.672808</text:p>
              </table:table-cell>
              <table:table-cell office:value-type="float" office:value="0.6694694">
                <text:p>0.6694694</text:p>
              </table:table-cell>
            </table:table-row>
            <table:table-row>
              <table:table-cell office:value-type="string">
                <text:p>Média ensemble</text:p>
                <draw:g>
                  <svg:desc>Rene.A20:Rene.A20</svg:desc>
                </draw:g>
              </table:table-cell>
              <table:table-cell office:value-type="float" office:value="0.641166">
                <text:p>0.641166</text:p>
                <draw:g>
                  <svg:desc>Rene.B20:Rene.G20</svg:desc>
                </draw:g>
              </table:table-cell>
              <table:table-cell office:value-type="float" office:value="0.654696">
                <text:p>0.654696</text:p>
              </table:table-cell>
              <table:table-cell office:value-type="float" office:value="0.654975">
                <text:p>0.654975</text:p>
              </table:table-cell>
              <table:table-cell office:value-type="float" office:value="0.654173">
                <text:p>0.654173</text:p>
              </table:table-cell>
              <table:table-cell office:value-type="float" office:value="0.444088">
                <text:p>0.444088</text:p>
              </table:table-cell>
              <table:table-cell office:value-type="float" office:value="0.6098196">
                <text:p>0.6098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Dist. ao centro</text:p>
        </chart:title>
        <chart:legend chart:legend-position="end" svg:x="11.64cm" svg:y="2.458cm" style:legend-expansion="high" chart:style-name="ch3"/>
        <chart:plot-area chart:style-name="ch4" table:cell-range-address="Rene.A23:Rene.G31" chart:data-source-has-labels="both" svg:x="0.32cm" svg:y="1.275cm" svg:width="11cm" svg:height="7.545cm">
          <chartooo:coordinate-region svg:x="1.867cm" svg:y="1.475cm" svg:width="8.988cm" svg:height="6.698cm"/>
          <chart:axis chart:dimension="x" chart:name="primary-x" chart:style-name="ch5" chartooo:axis-type="auto">
            <chartooo:date-scale/>
            <chart:categories table:cell-range-address="Rene.B23:Rene.G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24:Rene.G24" chart:label-cell-address="Rene.A24:Rene.A24" chart:class="chart:line">
            <chart:data-point chart:repeated="6"/>
          </chart:series>
          <chart:series chart:style-name="ch8" chart:values-cell-range-address="Rene.B25:Rene.G25" chart:label-cell-address="Rene.A25:Rene.A25" chart:class="chart:line">
            <chart:data-point chart:repeated="6"/>
          </chart:series>
          <chart:series chart:style-name="ch9" chart:values-cell-range-address="Rene.B26:Rene.G26" chart:label-cell-address="Rene.A26:Rene.A26" chart:class="chart:line">
            <chart:data-point chart:repeated="6"/>
          </chart:series>
          <chart:series chart:style-name="ch10" chart:values-cell-range-address="Rene.B27:Rene.G27" chart:label-cell-address="Rene.A27:Rene.A27" chart:class="chart:line">
            <chart:data-point chart:repeated="6"/>
          </chart:series>
          <chart:series chart:style-name="ch11" chart:values-cell-range-address="Rene.B28:Rene.G28" chart:label-cell-address="Rene.A28:Rene.A28" chart:class="chart:line">
            <chart:data-point chart:repeated="6"/>
          </chart:series>
          <chart:series chart:style-name="ch12" chart:values-cell-range-address="Rene.B29:Rene.G29" chart:label-cell-address="Rene.A29:Rene.A29" chart:class="chart:line">
            <chart:data-point chart:repeated="6"/>
          </chart:series>
          <chart:series chart:style-name="ch13" chart:values-cell-range-address="Rene.B30:Rene.G30" chart:label-cell-address="Rene.A30:Rene.A30" chart:class="chart:line">
            <chart:data-point chart:repeated="6"/>
          </chart:series>
          <chart:series chart:style-name="ch14" chart:values-cell-range-address="Rene.B31:Rene.G31" chart:label-cell-address="Rene.A31:Rene.A3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23:Rene.G23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24:Rene.A24</svg:desc>
                </draw:g>
              </table:table-cell>
              <table:table-cell office:value-type="float" office:value="2044792.005562">
                <text:p>2044792.005562</text:p>
                <draw:g>
                  <svg:desc>Rene.B24:Rene.G24</svg:desc>
                </draw:g>
              </table:table-cell>
              <table:table-cell office:value-type="float" office:value="2029068.0052">
                <text:p>2029068.0052</text:p>
              </table:table-cell>
              <table:table-cell office:value-type="float" office:value="2040830.830582">
                <text:p>2040830.830582</text:p>
              </table:table-cell>
              <table:table-cell office:value-type="float" office:value="2042204.798922">
                <text:p>2042204.798922</text:p>
              </table:table-cell>
              <table:table-cell office:value-type="float" office:value="2042602.903422">
                <text:p>2042602.903422</text:p>
              </table:table-cell>
              <table:table-cell office:value-type="float" office:value="2039899.7087376">
                <text:p>2039899.7087376</text:p>
              </table:table-cell>
            </table:table-row>
            <table:table-row>
              <table:table-cell office:value-type="string">
                <text:p>CSPA</text:p>
                <draw:g>
                  <svg:desc>Rene.A25:Rene.A25</svg:desc>
                </draw:g>
              </table:table-cell>
              <table:table-cell office:value-type="float" office:value="2292001.21511">
                <text:p>2292001.21511</text:p>
                <draw:g>
                  <svg:desc>Rene.B25:Rene.G25</svg:desc>
                </draw:g>
              </table:table-cell>
              <table:table-cell office:value-type="float" office:value="2319890.579715">
                <text:p>2319890.579715</text:p>
              </table:table-cell>
              <table:table-cell office:value-type="float" office:value="2255342.82531">
                <text:p>2255342.82531</text:p>
              </table:table-cell>
              <table:table-cell office:value-type="float" office:value="2263579.242392">
                <text:p>2263579.242392</text:p>
              </table:table-cell>
              <table:table-cell office:value-type="float" office:value="2322649.365281">
                <text:p>2322649.365281</text:p>
              </table:table-cell>
              <table:table-cell office:value-type="float" office:value="2290692.6455616">
                <text:p>2290692.6455616</text:p>
              </table:table-cell>
            </table:table-row>
            <table:table-row>
              <table:table-cell office:value-type="string">
                <text:p>HGPA</text:p>
                <draw:g>
                  <svg:desc>Rene.A26:Rene.A26</svg:desc>
                </draw:g>
              </table:table-cell>
              <table:table-cell office:value-type="float" office:value="3706198.099426">
                <text:p>3706198.099426</text:p>
                <draw:g>
                  <svg:desc>Rene.B26:Rene.G26</svg:desc>
                </draw:g>
              </table:table-cell>
              <table:table-cell office:value-type="float" office:value="2460761.566199">
                <text:p>2460761.566199</text:p>
              </table:table-cell>
              <table:table-cell office:value-type="float" office:value="2740116.918596">
                <text:p>2740116.918596</text:p>
              </table:table-cell>
              <table:table-cell office:value-type="float" office:value="2624933.652019">
                <text:p>2624933.652019</text:p>
              </table:table-cell>
              <table:table-cell office:value-type="float" office:value="3084393.126778">
                <text:p>3084393.126778</text:p>
              </table:table-cell>
              <table:table-cell office:value-type="float" office:value="2923280.6726036">
                <text:p>2923280.6726036</text:p>
              </table:table-cell>
            </table:table-row>
            <table:table-row>
              <table:table-cell office:value-type="string">
                <text:p>IVC</text:p>
                <draw:g>
                  <svg:desc>Rene.A27:Rene.A27</svg:desc>
                </draw:g>
              </table:table-cell>
              <table:table-cell office:value-type="float" office:value="6966675.680113">
                <text:p>6966675.680113</text:p>
                <draw:g>
                  <svg:desc>Rene.B27:Rene.G27</svg:desc>
                </draw:g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966675.680113">
                <text:p>6966675.680113</text:p>
              </table:table-cell>
            </table:table-row>
            <table:table-row>
              <table:table-cell office:value-type="string">
                <text:p>LWEA+Aggregation</text:p>
                <draw:g>
                  <svg:desc>Rene.A28:Rene.A28</svg:desc>
                </draw:g>
              </table:table-cell>
              <table:table-cell office:value-type="float" office:value="2056678.944383">
                <text:p>2056678.944383</text:p>
                <draw:g>
                  <svg:desc>Rene.B28:Rene.G28</svg:desc>
                </draw:g>
              </table:table-cell>
              <table:table-cell office:value-type="float" office:value="2054735.305373">
                <text:p>2054735.305373</text:p>
              </table:table-cell>
              <table:table-cell office:value-type="float" office:value="2054114.863085">
                <text:p>2054114.863085</text:p>
              </table:table-cell>
              <table:table-cell office:value-type="float" office:value="2054114.863085">
                <text:p>2054114.863085</text:p>
              </table:table-cell>
              <table:table-cell office:value-type="float" office:value="2054507.115851">
                <text:p>2054507.115851</text:p>
              </table:table-cell>
              <table:table-cell office:value-type="float" office:value="2054830.2183554">
                <text:p>2054830.2183554</text:p>
              </table:table-cell>
            </table:table-row>
            <table:table-row>
              <table:table-cell office:value-type="string">
                <text:p>LWEA+CSPA</text:p>
                <draw:g>
                  <svg:desc>Rene.A29:Rene.A29</svg:desc>
                </draw:g>
              </table:table-cell>
              <table:table-cell office:value-type="float" office:value="2273031.501192">
                <text:p>2273031.501192</text:p>
                <draw:g>
                  <svg:desc>Rene.B29:Rene.G29</svg:desc>
                </draw:g>
              </table:table-cell>
              <table:table-cell office:value-type="float" office:value="2398962.964114">
                <text:p>2398962.964114</text:p>
              </table:table-cell>
              <table:table-cell office:value-type="float" office:value="2254535.019327">
                <text:p>2254535.019327</text:p>
              </table:table-cell>
              <table:table-cell office:value-type="float" office:value="2191464.652874">
                <text:p>2191464.652874</text:p>
              </table:table-cell>
              <table:table-cell office:value-type="float" office:value="2411896.299337">
                <text:p>2411896.299337</text:p>
              </table:table-cell>
              <table:table-cell office:value-type="float" office:value="2305978.0873688">
                <text:p>2305978.0873688</text:p>
              </table:table-cell>
            </table:table-row>
            <table:table-row>
              <table:table-cell office:value-type="string">
                <text:p>MCLA</text:p>
                <draw:g>
                  <svg:desc>Rene.A30:Rene.A30</svg:desc>
                </draw:g>
              </table:table-cell>
              <table:table-cell office:value-type="float" office:value="2042215.334705">
                <text:p>2042215.334705</text:p>
                <draw:g>
                  <svg:desc>Rene.B30:Rene.G30</svg:desc>
                </draw:g>
              </table:table-cell>
              <table:table-cell office:value-type="float" office:value="2048077.47769">
                <text:p>2048077.47769</text:p>
              </table:table-cell>
              <table:table-cell office:value-type="float" office:value="2042164.908805">
                <text:p>2042164.908805</text:p>
              </table:table-cell>
              <table:table-cell office:value-type="float" office:value="2041922.48951">
                <text:p>2041922.48951</text:p>
              </table:table-cell>
              <table:table-cell office:value-type="float" office:value="2045631.425018">
                <text:p>2045631.425018</text:p>
              </table:table-cell>
              <table:table-cell office:value-type="float" office:value="2044002.3271456">
                <text:p>2044002.3271456</text:p>
              </table:table-cell>
            </table:table-row>
            <table:table-row>
              <table:table-cell office:value-type="string">
                <text:p>Média ensemble</text:p>
                <draw:g>
                  <svg:desc>Rene.A31:Rene.A31</svg:desc>
                </draw:g>
              </table:table-cell>
              <table:table-cell office:value-type="float" office:value="2027185.807079">
                <text:p>2027185.807079</text:p>
                <draw:g>
                  <svg:desc>Rene.B31:Rene.G31</svg:desc>
                </draw:g>
              </table:table-cell>
              <table:table-cell office:value-type="float" office:value="2037453.260367">
                <text:p>2037453.260367</text:p>
              </table:table-cell>
              <table:table-cell office:value-type="float" office:value="2032400.722976">
                <text:p>2032400.722976</text:p>
              </table:table-cell>
              <table:table-cell office:value-type="float" office:value="2034769.8233">
                <text:p>2034769.8233</text:p>
              </table:table-cell>
              <table:table-cell office:value-type="float" office:value="3592981.897182">
                <text:p>3592981.897182</text:p>
              </table:table-cell>
              <table:table-cell office:value-type="float" office:value="2344958.3021808">
                <text:p>2344958.3021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7.115cm" svg:y="0.316cm" chart:style-name="ch2">
          <text:p>Silhueta</text:p>
        </chart:title>
        <chart:legend chart:legend-position="end" svg:x="11.624cm" svg:y="2.46cm" style:legend-expansion="high" chart:style-name="ch3"/>
        <chart:plot-area chart:style-name="ch4" table:cell-range-address="Rene.A34:Rene.G42" chart:data-source-has-labels="both" svg:x="0.319cm" svg:y="1.275cm" svg:width="10.986cm" svg:height="7.55cm">
          <chartooo:coordinate-region svg:x="1.231cm" svg:y="1.474cm" svg:width="9.609cm" svg:height="6.704cm"/>
          <chart:axis chart:dimension="x" chart:name="primary-x" chart:style-name="ch5" chartooo:axis-type="auto">
            <chartooo:date-scale/>
            <chart:categories table:cell-range-address="Rene.B34:Rene.G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35:Rene.G35" chart:label-cell-address="Rene.A35:Rene.A35" chart:class="chart:line">
            <chart:data-point chart:repeated="6"/>
          </chart:series>
          <chart:series chart:style-name="ch8" chart:values-cell-range-address="Rene.B36:Rene.G36" chart:label-cell-address="Rene.A36:Rene.A36" chart:class="chart:line">
            <chart:data-point chart:repeated="6"/>
          </chart:series>
          <chart:series chart:style-name="ch9" chart:values-cell-range-address="Rene.B37:Rene.G37" chart:label-cell-address="Rene.A37:Rene.A37" chart:class="chart:line">
            <chart:data-point chart:repeated="6"/>
          </chart:series>
          <chart:series chart:style-name="ch10" chart:values-cell-range-address="Rene.B38:Rene.G38" chart:label-cell-address="Rene.A38:Rene.A38" chart:class="chart:line">
            <chart:data-point chart:repeated="6"/>
          </chart:series>
          <chart:series chart:style-name="ch11" chart:values-cell-range-address="Rene.B39:Rene.G39" chart:label-cell-address="Rene.A39:Rene.A39" chart:class="chart:line">
            <chart:data-point chart:repeated="6"/>
          </chart:series>
          <chart:series chart:style-name="ch12" chart:values-cell-range-address="Rene.B40:Rene.G40" chart:label-cell-address="Rene.A40:Rene.A40" chart:class="chart:line">
            <chart:data-point chart:repeated="6"/>
          </chart:series>
          <chart:series chart:style-name="ch13" chart:values-cell-range-address="Rene.B41:Rene.G41" chart:label-cell-address="Rene.A41:Rene.A41" chart:class="chart:line">
            <chart:data-point chart:repeated="6"/>
          </chart:series>
          <chart:series chart:style-name="ch14" chart:values-cell-range-address="Rene.B42:Rene.G42" chart:label-cell-address="Rene.A42:Rene.A42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34:Rene.G34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35:Rene.A35</svg:desc>
                </draw:g>
              </table:table-cell>
              <table:table-cell office:value-type="float" office:value="0.201813">
                <text:p>0.201813</text:p>
                <draw:g>
                  <svg:desc>Rene.B35:Rene.G35</svg:desc>
                </draw:g>
              </table:table-cell>
              <table:table-cell office:value-type="float" office:value="0.121098">
                <text:p>0.121098</text:p>
              </table:table-cell>
              <table:table-cell office:value-type="float" office:value="0.182488">
                <text:p>0.182488</text:p>
              </table:table-cell>
              <table:table-cell office:value-type="float" office:value="0.202394">
                <text:p>0.202394</text:p>
              </table:table-cell>
              <table:table-cell office:value-type="float" office:value="0.202536">
                <text:p>0.202536</text:p>
              </table:table-cell>
              <table:table-cell office:value-type="float" office:value="0.1820658">
                <text:p>0.1820658</text:p>
              </table:table-cell>
            </table:table-row>
            <table:table-row>
              <table:table-cell office:value-type="string">
                <text:p>CSPA</text:p>
                <draw:g>
                  <svg:desc>Rene.A36:Rene.A36</svg:desc>
                </draw:g>
              </table:table-cell>
              <table:table-cell office:value-type="float" office:value="0.138349">
                <text:p>0.138349</text:p>
                <draw:g>
                  <svg:desc>Rene.B36:Rene.G36</svg:desc>
                </draw:g>
              </table:table-cell>
              <table:table-cell office:value-type="float" office:value="0.150969">
                <text:p>0.150969</text:p>
              </table:table-cell>
              <table:table-cell office:value-type="float" office:value="0.159511">
                <text:p>0.159511</text:p>
              </table:table-cell>
              <table:table-cell office:value-type="float" office:value="0.142697">
                <text:p>0.142697</text:p>
              </table:table-cell>
              <table:table-cell office:value-type="float" office:value="0.129175">
                <text:p>0.129175</text:p>
              </table:table-cell>
              <table:table-cell office:value-type="float" office:value="0.1441402">
                <text:p>0.1441402</text:p>
              </table:table-cell>
            </table:table-row>
            <table:table-row>
              <table:table-cell office:value-type="string">
                <text:p>HGPA</text:p>
                <draw:g>
                  <svg:desc>Rene.A37:Rene.A37</svg:desc>
                </draw:g>
              </table:table-cell>
              <table:table-cell office:value-type="float" office:value="0.051919">
                <text:p>0.051919</text:p>
                <draw:g>
                  <svg:desc>Rene.B37:Rene.G37</svg:desc>
                </draw:g>
              </table:table-cell>
              <table:table-cell office:value-type="float" office:value="0.100685">
                <text:p>0.100685</text:p>
              </table:table-cell>
              <table:table-cell office:value-type="float" office:value="0.045373">
                <text:p>0.045373</text:p>
              </table:table-cell>
              <table:table-cell office:value-type="float" office:value="0.067493">
                <text:p>0.067493</text:p>
              </table:table-cell>
              <table:table-cell office:value-type="float" office:value="0.01587">
                <text:p>0.01587</text:p>
              </table:table-cell>
              <table:table-cell office:value-type="float" office:value="0.056268">
                <text:p>0.056268</text:p>
              </table:table-cell>
            </table:table-row>
            <table:table-row>
              <table:table-cell office:value-type="string">
                <text:p>IVC</text:p>
                <draw:g>
                  <svg:desc>Rene.A38:Rene.A38</svg:desc>
                </draw:g>
              </table:table-cell>
              <table:table-cell office:value-type="float" office:value="NaN">
                <text:p>NaN</text:p>
                <draw:g>
                  <svg:desc>Rene.B38:Rene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WEA+Aggregation</text:p>
                <draw:g>
                  <svg:desc>Rene.A39:Rene.A39</svg:desc>
                </draw:g>
              </table:table-cell>
              <table:table-cell office:value-type="float" office:value="0.182158">
                <text:p>0.182158</text:p>
                <draw:g>
                  <svg:desc>Rene.B39:Rene.G39</svg:desc>
                </draw:g>
              </table:table-cell>
              <table:table-cell office:value-type="float" office:value="0.183535">
                <text:p>0.183535</text:p>
              </table:table-cell>
              <table:table-cell office:value-type="float" office:value="0.183165">
                <text:p>0.183165</text:p>
              </table:table-cell>
              <table:table-cell office:value-type="float" office:value="0.183165">
                <text:p>0.183165</text:p>
              </table:table-cell>
              <table:table-cell office:value-type="float" office:value="0.183397">
                <text:p>0.183397</text:p>
              </table:table-cell>
              <table:table-cell office:value-type="float" office:value="0.183084">
                <text:p>0.183084</text:p>
              </table:table-cell>
            </table:table-row>
            <table:table-row>
              <table:table-cell office:value-type="string">
                <text:p>LWEA+CSPA</text:p>
                <draw:g>
                  <svg:desc>Rene.A40:Rene.A40</svg:desc>
                </draw:g>
              </table:table-cell>
              <table:table-cell office:value-type="float" office:value="0.155196">
                <text:p>0.155196</text:p>
                <draw:g>
                  <svg:desc>Rene.B40:Rene.G40</svg:desc>
                </draw:g>
              </table:table-cell>
              <table:table-cell office:value-type="float" office:value="0.136007">
                <text:p>0.136007</text:p>
              </table:table-cell>
              <table:table-cell office:value-type="float" office:value="0.149259">
                <text:p>0.149259</text:p>
              </table:table-cell>
              <table:table-cell office:value-type="float" office:value="0.164964">
                <text:p>0.164964</text:p>
              </table:table-cell>
              <table:table-cell office:value-type="float" office:value="0.119258">
                <text:p>0.119258</text:p>
              </table:table-cell>
              <table:table-cell office:value-type="float" office:value="0.1449368">
                <text:p>0.1449368</text:p>
              </table:table-cell>
            </table:table-row>
            <table:table-row>
              <table:table-cell office:value-type="string">
                <text:p>MCLA</text:p>
                <draw:g>
                  <svg:desc>Rene.A41:Rene.A41</svg:desc>
                </draw:g>
              </table:table-cell>
              <table:table-cell office:value-type="float" office:value="0.202556">
                <text:p>0.202556</text:p>
                <draw:g>
                  <svg:desc>Rene.B41:Rene.G41</svg:desc>
                </draw:g>
              </table:table-cell>
              <table:table-cell office:value-type="float" office:value="0.202567">
                <text:p>0.202567</text:p>
              </table:table-cell>
              <table:table-cell office:value-type="float" office:value="0.202602">
                <text:p>0.202602</text:p>
              </table:table-cell>
              <table:table-cell office:value-type="float" office:value="0.20266">
                <text:p>0.20266</text:p>
              </table:table-cell>
              <table:table-cell office:value-type="float" office:value="0.201743">
                <text:p>0.201743</text:p>
              </table:table-cell>
              <table:table-cell office:value-type="float" office:value="0.2024256">
                <text:p>0.2024256</text:p>
              </table:table-cell>
            </table:table-row>
            <table:table-row>
              <table:table-cell office:value-type="string">
                <text:p>Média ensemble</text:p>
                <draw:g>
                  <svg:desc>Rene.A42:Rene.A42</svg:desc>
                </draw:g>
              </table:table-cell>
              <table:table-cell office:value-type="float" office:value="0.206535">
                <text:p>0.206535</text:p>
                <draw:g>
                  <svg:desc>Rene.B42:Rene.G42</svg:desc>
                </draw:g>
              </table:table-cell>
              <table:table-cell office:value-type="float" office:value="0.21332">
                <text:p>0.21332</text:p>
              </table:table-cell>
              <table:table-cell office:value-type="float" office:value="0.215646">
                <text:p>0.215646</text:p>
              </table:table-cell>
              <table:table-cell office:value-type="float" office:value="0.212635">
                <text:p>0.212635</text:p>
              </table:table-cell>
              <table:table-cell office:value-type="float" office:value="NaN">
                <text:p>NaN</text:p>
              </table:table-cell>
              <table:table-cell office:value-type="float" office:value="0.212034">
                <text:p>0.2120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